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93.4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2T16:49:00" calcext:value-type="date">
            <text:p>22/04/2020 16:49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2T16:49:00" calcext:value-type="date">
            <text:p>22/04/2020 16:49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2T18:33:00" calcext:value-type="date">
            <text:p>22/04/2020 18:33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 table:number-rows-repeated="1048527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2T18:34:01.732712728</dc:date>
    <meta:editing-duration>P10DT16M39S</meta:editing-duration>
    <meta:editing-cycles>71</meta:editing-cycles>
    <meta:generator>LibreOffice/6.1.6.3$Linux_X86_64 LibreOffice_project/10$Build-3</meta:generator>
    <meta:document-statistic meta:table-count="8" meta:cell-count="4680" meta:object-count="0"/>
  </office:meta>
</office:document-meta>
</file>